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ResultHandlers.prin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WriterPrintingResultHandler.printValue( String label , @ Nullable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ResultHandler.handle( Mvc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MvcResultHandlers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WriterPrintingResultHandler.PrintWriterPrintingResultHandler( Print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MvcResultHandlers.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WriterPrintingResultHandler.printHeading( String hea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Handlers.prin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